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989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41M45.157S">
            <text:p>11:41:45.1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41M45.206S">
            <text:p>11:41:45.2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41M45.239S">
            <text:p>11:41:45.2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41M45.273S">
            <text:p>11:41:45.2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41M45.306S">
            <text:p>11:41:45.3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41M45.339S">
            <text:p>11:41:45.3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41M45.244S">
            <text:p>11:41:45.2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41M45.225S">
            <text:p>11:41:45.2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41M45.373S">
            <text:p>11:41:45.3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41M45.225S">
            <text:p>11:41:45.2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41M45.406S">
            <text:p>11:41:45.4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41M45.311S">
            <text:p>11:41:45.3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41M45.439S">
            <text:p>11:41:45.44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41M45.473S">
            <text:p>11:41:45.4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41M45.506S">
            <text:p>11:41:45.5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41M45.539S">
            <text:p>11:41:45.5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41M45.403S">
            <text:p>11:41:45.40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41M45.573S">
            <text:p>11:41:45.5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41M45.277S">
            <text:p>11:41:45.2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41M45.607S">
            <text:p>11:41:45.6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41M45.38S">
            <text:p>11:41:45.3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41M45.639S">
            <text:p>11:41:45.6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41M45.36S">
            <text:p>11:41:45.36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41M45.41S">
            <text:p>11:41:45.4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41M45.672S">
            <text:p>11:41:45.6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41M45.348S">
            <text:p>11:41:45.35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41M45.706S">
            <text:p>11:41:45.7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41M45.344S">
            <text:p>11:41:45.3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41M45.739S">
            <text:p>11:41:45.7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41M45.511S">
            <text:p>11:41:45.5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41M45.478S">
            <text:p>11:41:45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41M45.789S">
            <text:p>11:41:45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41M45.822S">
            <text:p>11:41:45.8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41M45.855S">
            <text:p>11:41:45.8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41M45.444S">
            <text:p>11:41:45.4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41M45.697S">
            <text:p>11:41:45.70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41M45.904S">
            <text:p>11:41:45.9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41M45.652S">
            <text:p>11:41:45.65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41M45.899S">
            <text:p>11:41:45.9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41M45.663S">
            <text:p>11:41:45.66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41M45.938S">
            <text:p>11:41:45.9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41M45.917S">
            <text:p>11:41:45.9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41M45.676S">
            <text:p>11:41:45.6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41M45.97S">
            <text:p>11:41:45.9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41M45.633S">
            <text:p>11:41:45.63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41M46.005S">
            <text:p>11:41:46.0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41M45.643S">
            <text:p>11:41:45.6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41M46.038S">
            <text:p>11:41:46.0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41M45.445S">
            <text:p>11:41:45.4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41M46.071S">
            <text:p>11:41:46.0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41M46.105S">
            <text:p>11:41:46.1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41M45.612S">
            <text:p>11:41:45.6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41M46.14S">
            <text:p>11:41:46.1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41M46.173S">
            <text:p>11:41:46.1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41M45.566S">
            <text:p>11:41:45.57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41M46.19S">
            <text:p>11:41:46.19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41M45.581S">
            <text:p>11:41:45.5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41M45.578S">
            <text:p>11:41:45.5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41M45.545S">
            <text:p>11:41:45.5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41M46.078S">
            <text:p>11:41:46.0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41M46.131S">
            <text:p>11:41:46.1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41M46.035S">
            <text:p>11:41:46.0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41M46.045S">
            <text:p>11:41:46.0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41M46.002S">
            <text:p>11:41:46.00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41M46.01S">
            <text:p>11:41:46.0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41M45.978S">
            <text:p>11:41:45.9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41M46.534S">
            <text:p>11:41:46.53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41M46.052S">
            <text:p>11:41:46.05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41M45.954S">
            <text:p>11:41:45.9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730">
            <text:p>73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41M45.941S">
            <text:p>11:41:45.94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41M45.909S">
            <text:p>11:41:45.9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41M46.736S">
            <text:p>11:41:46.7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41M45.827S">
            <text:p>11:41:45.8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41M45.949S">
            <text:p>11:41:45.9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41M45.86S">
            <text:p>11:41:45.8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41M45.884S">
            <text:p>11:41:45.88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41M46.908S">
            <text:p>11:41:46.9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41M45.794S">
            <text:p>11:41:45.7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41M45.771S">
            <text:p>11:41:45.7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41M46.222S">
            <text:p>11:41:46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41M47.08S">
            <text:p>11:41:47.08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41M46.674S">
            <text:p>11:41:46.6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41M46.861S">
            <text:p>11:41:46.8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41M47.298S">
            <text:p>11:41:47.3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41M45.743S">
            <text:p>11:41:45.7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41M45.797S">
            <text:p>11:41:45.8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1619">
            <text:p>161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41M45.711S">
            <text:p>11:41:45.7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41M45.714S">
            <text:p>11:41:45.71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41M46.877S">
            <text:p>11:41:46.8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41M46.83S">
            <text:p>11:41:46.8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41M47.002S">
            <text:p>11:41:47.0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41M47.47S">
            <text:p>11:41:47.4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41M46.658S">
            <text:p>11:41:46.66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41M46.58S">
            <text:p>11:41:46.5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926">
            <text:p>92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41M46.752S">
            <text:p>11:41:46.7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41M47.501S">
            <text:p>11:41:47.50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41M46.565S">
            <text:p>11:41:46.5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978">
            <text:p>97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41M46.518S">
            <text:p>11:41:46.5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41M46.502S">
            <text:p>11:41:46.5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41M46.502S">
            <text:p>11:41:46.5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41M46.378S">
            <text:p>11:41:46.3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41M47.579S">
            <text:p>11:41:47.5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41M47.563S">
            <text:p>11:41:47.5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41M46.268S">
            <text:p>11:41:46.2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41M46.253S">
            <text:p>11:41:46.2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398">
            <text:p>139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41M46.174S">
            <text:p>11:41:46.1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41M47.501S">
            <text:p>11:41:47.5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41M47.797S">
            <text:p>11:41:47.8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41M46.149S">
            <text:p>11:41:46.1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41M46.11S">
            <text:p>11:41:46.1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41M47.594S">
            <text:p>11:41:47.5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41M47.548S">
            <text:p>11:41:47.5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41M47.906S">
            <text:p>11:41:47.9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41M47.922S">
            <text:p>11:41:47.9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41M47.548S">
            <text:p>11:41:47.5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41M47.516S">
            <text:p>11:41:47.5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41M47.454S">
            <text:p>11:41:47.4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41M47.953S">
            <text:p>11:41:47.9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41M47.438S">
            <text:p>11:41:47.44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41M47.953S">
            <text:p>11:41:47.9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41M47.969S">
            <text:p>11:41:47.9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41M47.423S">
            <text:p>11:41:47.42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41M47.407S">
            <text:p>11:41:47.4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41M48.406S">
            <text:p>11:41:48.4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41M47.407S">
            <text:p>11:41:47.4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41M48.437S">
            <text:p>11:41:48.4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41M47.392S">
            <text:p>11:41:47.3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41M47.345S">
            <text:p>11:41:47.3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41M47.064S">
            <text:p>11:41:47.0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41M48.515S">
            <text:p>11:41:48.5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41M47.657S">
            <text:p>11:41:47.6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911">
            <text:p>91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41M48.53S">
            <text:p>11:41:48.5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41M48.562S">
            <text:p>11:41:48.5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41M47.672S">
            <text:p>11:41:47.6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41M47.891S">
            <text:p>11:41:47.8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41M48.468S">
            <text:p>11:41:48.4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41M48.671S">
            <text:p>11:41:48.6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41M48.468S">
            <text:p>11:41:48.4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41M48.499S">
            <text:p>11:41:48.5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41M47.641S">
            <text:p>11:41:47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41M48.718S">
            <text:p>11:41:48.7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41M48.608S">
            <text:p>11:41:48.6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41M48.733S">
            <text:p>11:41:48.7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41M48.733S">
            <text:p>11:41:48.7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41M48.764S">
            <text:p>11:41:48.7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41M48.655S">
            <text:p>11:41:48.6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41M47.891S">
            <text:p>11:41:47.8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41M48.796S">
            <text:p>11:41:48.8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41M48.827S">
            <text:p>11:41:48.8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41M48.858S">
            <text:p>11:41:48.8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41M45.933S">
            <text:p>11:41:45.93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322">
            <text:p>332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41M46.783S">
            <text:p>11:41:46.78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469">
            <text:p>246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41M46.955S">
            <text:p>11:41:46.96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325">
            <text:p>232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41M49.232S">
            <text:p>11:41:49.23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41M49.295S">
            <text:p>11:41:49.3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41M49.295S">
            <text:p>11:41:49.30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41M49.31S">
            <text:p>11:41:49.3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41M49.248S">
            <text:p>11:41:49.2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41M49.326S">
            <text:p>11:41:49.3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41M49.326S">
            <text:p>11:41:49.33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41M49.279S">
            <text:p>11:41:49.28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41M49.326S">
            <text:p>11:41:49.3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41M49.342S">
            <text:p>11:41:49.3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41M49.342S">
            <text:p>11:41:49.34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41M49.342S">
            <text:p>11:41:49.3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41M47.485S">
            <text:p>11:41:47.4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038">
            <text:p>20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41M47.345S">
            <text:p>11:41:47.3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82">
            <text:p>218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41M47.111S">
            <text:p>11:41:47.11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435">
            <text:p>243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41M49.529S">
            <text:p>11:41:49.5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41M49.591S">
            <text:p>11:41:49.5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41M49.591S">
            <text:p>11:41:49.5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41M49.544S">
            <text:p>11:41:49.54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41M49.607S">
            <text:p>11:41:49.6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41M49.607S">
            <text:p>11:41:49.6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41M49.529S">
            <text:p>11:41:49.5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41M49.622S">
            <text:p>11:41:49.62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41M49.622S">
            <text:p>11:41:49.6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41M49.622S">
            <text:p>11:41:49.6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41M49.622S">
            <text:p>11:41:49.6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41M49.638S">
            <text:p>11:41:49.6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41M47.516S">
            <text:p>11:41:47.52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411">
            <text:p>241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41M49.934S">
            <text:p>11:41:49.93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41M49.981S">
            <text:p>11:41:49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41M49.981S">
            <text:p>11:41:49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41M49.981S">
            <text:p>11:41:49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41M45.952S">
            <text:p>11:41:45.95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059">
            <text:p>405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41M47.594S">
            <text:p>11:41:47.5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395">
            <text:p>239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41M47.61S">
            <text:p>11:41:47.6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398">
            <text:p>239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41M49.997S">
            <text:p>11:41:50.00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41M50.012S">
            <text:p>11:41:50.0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41M50.075S">
            <text:p>11:41:50.0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41M50.075S">
            <text:p>11:41:50.0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41M50.075S">
            <text:p>11:41:50.08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41M46.58S">
            <text:p>11:41:46.58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499">
            <text:p>349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41M50.09S">
            <text:p>11:41:50.0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41M49.997S">
            <text:p>11:41:50.0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41M50.09S">
            <text:p>11:41:50.0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41M50.106S">
            <text:p>11:41:50.1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41M50.106S">
            <text:p>11:41:50.1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41M50.106S">
            <text:p>11:41:50.1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41M50.122S">
            <text:p>11:41:50.1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41M50.09S">
            <text:p>11:41:50.09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41M50.137S">
            <text:p>11:41:50.14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41M50.153S">
            <text:p>11:41:50.15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41M50.153S">
            <text:p>11:41:50.15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41M47.953S">
            <text:p>11:41:47.9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216">
            <text:p>221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41M50.168S">
            <text:p>11:41:50.1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41M50.2S">
            <text:p>11:41:50.2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41M50.215S">
            <text:p>11:41:50.2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41M50.215S">
            <text:p>11:41:50.2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41M47.922S">
            <text:p>11:41:47.9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390">
            <text:p>239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41M50.324S">
            <text:p>11:41:50.3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41M50.356S">
            <text:p>11:41:50.3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41M50.356S">
            <text:p>11:41:50.3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41M50.371S">
            <text:p>11:41:50.3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41M47.813S">
            <text:p>11:41:47.8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576">
            <text:p>257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41M50.402S">
            <text:p>11:41:50.4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41M50.434S">
            <text:p>11:41:50.4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41M50.449S">
            <text:p>11:41:50.4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41M50.449S">
            <text:p>11:41:50.4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41M48.484S">
            <text:p>11:41:48.4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007">
            <text:p>200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41M48.406S">
            <text:p>11:41:48.4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132">
            <text:p>213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41M50.496S">
            <text:p>11:41:50.50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41M50.543S">
            <text:p>11:41:50.5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41M50.558S">
            <text:p>11:41:50.56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41M50.558S">
            <text:p>11:41:50.5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41M50.527S">
            <text:p>11:41:50.5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41M50.574S">
            <text:p>11:41:50.5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41M50.574S">
            <text:p>11:41:50.5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41M50.59S">
            <text:p>11:41:50.5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41M48.421S">
            <text:p>11:41:48.4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162">
            <text:p>216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41M48.562S">
            <text:p>11:41:48.5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042">
            <text:p>204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41M50.59S">
            <text:p>11:41:50.5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41M48.593S">
            <text:p>11:41:48.5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044">
            <text:p>20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41M50.636S">
            <text:p>11:41:50.6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41M50.636S">
            <text:p>11:41:50.6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41M50.652S">
            <text:p>11:41:50.6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41M50.605S">
            <text:p>11:41:50.6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41M48.468S">
            <text:p>11:41:48.4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204">
            <text:p>220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41M50.668S">
            <text:p>11:41:50.6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41M50.683S">
            <text:p>11:41:50.6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41M50.683S">
            <text:p>11:41:50.6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41M50.636S">
            <text:p>11:41:50.6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41M48.546S">
            <text:p>11:41:48.5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156">
            <text:p>215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41M50.699S">
            <text:p>11:41:50.7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41M50.714S">
            <text:p>11:41:50.7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41M50.73S">
            <text:p>11:41:50.7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41M50.668S">
            <text:p>11:41:50.6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41M50.73S">
            <text:p>11:41:50.7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41M50.746S">
            <text:p>11:41:50.7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41M50.746S">
            <text:p>11:41:50.7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41M50.699S">
            <text:p>11:41:50.7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41M50.761S">
            <text:p>11:41:50.7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41M48.702S">
            <text:p>11:41:48.7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068">
            <text:p>206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41M50.761S">
            <text:p>11:41:50.7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41M50.777S">
            <text:p>11:41:50.7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41M48.78S">
            <text:p>11:41:48.7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012">
            <text:p>201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41M48.764S">
            <text:p>11:41:48.7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039">
            <text:p>203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41M50.777S">
            <text:p>11:41:50.7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41M50.824S">
            <text:p>11:41:50.8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41M50.824S">
            <text:p>11:41:50.8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41M50.839S">
            <text:p>11:41:50.8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41M50.792S">
            <text:p>11:41:50.79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41M50.855S">
            <text:p>11:41:50.8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41M50.855S">
            <text:p>11:41:50.8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41M50.808S">
            <text:p>11:41:50.8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41M50.87S">
            <text:p>11:41:50.8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41M50.87S">
            <text:p>11:41:50.8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41M50.87S">
            <text:p>11:41:50.8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41M50.886S">
            <text:p>11:41:50.8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41M48.874S">
            <text:p>11:41:48.8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031">
            <text:p>203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41M48.764S">
            <text:p>11:41:48.7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149">
            <text:p>214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41M48.733S">
            <text:p>11:41:48.7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215">
            <text:p>221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41M48.827S">
            <text:p>11:41:48.8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139">
            <text:p>213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41M46.222S">
            <text:p>11:41:46.22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4752">
            <text:p>475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41M50.917S">
            <text:p>11:41:50.9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41M50.995S">
            <text:p>11:41:51.0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41M51.011S">
            <text:p>11:41:51.0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41M51.011S">
            <text:p>11:41:51.0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41M50.948S">
            <text:p>11:41:50.9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41M51.026S">
            <text:p>11:41:51.0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41M51.026S">
            <text:p>11:41:51.0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41M51.042S">
            <text:p>11:41:51.0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41M50.917S">
            <text:p>11:41:50.9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41M51.058S">
            <text:p>11:41:51.0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41M51.058S">
            <text:p>11:41:51.0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41M51.058S">
            <text:p>11:41:51.0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41M50.964S">
            <text:p>11:41:50.9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41M51.073S">
            <text:p>11:41:51.0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41M51.073S">
            <text:p>11:41:51.0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41M50.98S">
            <text:p>11:41:50.98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41M51.089S">
            <text:p>11:41:51.0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41M51.089S">
            <text:p>11:41:51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41M51.089S">
            <text:p>11:41:51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41M51.104S">
            <text:p>11:41:51.10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41M48.421S">
            <text:p>11:41:48.4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2975">
            <text:p>297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41M51.401S">
            <text:p>11:41:51.4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41M51.432S">
            <text:p>11:41:51.4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41M51.448S">
            <text:p>11:41:51.4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41M51.448S">
            <text:p>11:41:51.4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41:01.07</dc:date>
    <meta:document-statistic meta:table-count="1" meta:cell-count="2107" meta:object-count="0"/>
    <meta:generator>OpenOffice.org/3.2$Win32 OpenOffice.org_project/320m12$Build-9483</meta:generator>
  </office:meta>
</office:document-meta>
</file>